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>
        <style:tab-stops>
          <style:tab-stop style:position="0.665cm"/>
        </style:tab-stops>
      </style:paragraph-properties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weight="bold" officeooo:paragraph-rsid="0019de82" style:font-weight-asian="bold" style:font-name-complex="Arial"/>
    </style:style>
    <style:style style:name="P5" style:family="paragraph" style:parent-style-name="Standard">
      <style:text-properties style:font-name="Arial" fo:font-weight="bold" officeooo:rsid="001abcfc" officeooo:paragraph-rsid="001abcfc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0.665cm"/>
        </style:tab-stops>
      </style:paragraph-properties>
      <style:text-properties fo:color="#ff0000" style:font-name="Arial" officeooo:paragraph-rsid="001a8f50" style:font-name-complex="Arial"/>
    </style:style>
    <style:style style:name="P7" style:family="paragraph" style:parent-style-name="Standard">
      <style:text-properties fo:color="#ff0000" style:font-name="Arial" officeooo:rsid="001abcfc" officeooo:paragraph-rsid="001abcfc" style:font-name-complex="Arial"/>
    </style:style>
    <style:style style:name="P8" style:family="paragraph" style:parent-style-name="Standard">
      <style:text-properties fo:color="#ff3333" style:font-name="Arial" fo:font-weight="normal" style:font-weight-asian="normal" style:font-name-complex="Arial" style:font-weight-complex="normal"/>
    </style:style>
    <style:style style:name="P9" style:family="paragraph" style:parent-style-name="Standard">
      <style:text-properties fo:color="#ff3333" style:font-name="Arial" fo:font-weight="normal" officeooo:rsid="001c4fae" officeooo:paragraph-rsid="001c4fae" style:font-weight-asian="normal" style:font-name-complex="Arial" style:font-weight-complex="normal"/>
    </style:style>
    <style:style style:name="P10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1" style:family="paragraph" style:parent-style-name="Standard">
      <style:text-properties fo:color="#ff3333" style:font-name="Arial" fo:font-weight="bold" officeooo:rsid="0019de82" officeooo:paragraph-rsid="0019de82" style:font-weight-asian="bold" style:font-name-complex="Arial"/>
    </style:style>
    <style:style style:name="P12" style:family="paragraph" style:parent-style-name="Standard">
      <style:text-properties fo:color="#ff0000" style:font-name="Arial" officeooo:rsid="001a8f50" officeooo:paragraph-rsid="001a8f50" style:font-name-complex="Arial"/>
    </style:style>
    <style:style style:name="P13" style:family="paragraph" style:parent-style-name="Standard" style:list-style-name="WW8Num1">
      <style:text-properties fo:color="#ff0000" style:font-name="Arial" officeooo:rsid="001a8f50" officeooo:paragraph-rsid="001a8f50" style:font-name-complex="Arial"/>
    </style:style>
    <style:style style:name="P14" style:family="paragraph" style:parent-style-name="Standard" style:list-style-name="WW8Num1">
      <style:text-properties fo:color="#ff0000" style:font-name="Arial" style:font-name-complex="Arial"/>
    </style:style>
    <style:style style:name="P15" style:family="paragraph" style:parent-style-name="Standard" style:list-style-name="WW8Num1">
      <style:text-properties fo:color="#ff0000" style:font-name="Arial" officeooo:rsid="0019de82" officeooo:paragraph-rsid="0019de82" style:font-name-complex="Arial"/>
    </style:style>
    <style:style style:name="P16" style:family="paragraph" style:parent-style-name="Standard">
      <style:paragraph-properties>
        <style:tab-stops>
          <style:tab-stop style:position="0.665cm"/>
        </style:tab-stops>
      </style:paragraph-properties>
      <style:text-properties fo:color="#ff0000" style:font-name="Arial" fo:font-weight="bold" officeooo:rsid="001a8f50" officeooo:paragraph-rsid="001a8f50" style:font-weight-asian="bold" style:font-name-complex="Ari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665cm"/>
        </style:tab-stops>
      </style:paragraph-properties>
      <style:text-properties fo:color="#ff0000" style:font-name="Arial" fo:font-weight="bold" officeooo:rsid="001a8f50" officeooo:paragraph-rsid="001a8f50" style:font-weight-asian="bold" style:font-name-complex="Arial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>
        <style:tab-stops>
          <style:tab-stop style:position="0.665cm"/>
        </style:tab-stops>
      </style:paragraph-properties>
      <style:text-properties style:font-name="Arial" fo:font-weight="bold" style:font-weight-asian="bold" style:font-name-complex="Arial"/>
    </style:style>
    <style:style style:name="P20" style:family="paragraph" style:parent-style-name="Standard">
      <style:text-properties style:font-name="Arial" fo:font-weight="bold" officeooo:rsid="001fad40" officeooo:paragraph-rsid="001fad40" style:font-weight-asian="bold" style:font-name-complex="Arial"/>
    </style:style>
    <style:style style:name="P21" style:family="paragraph" style:parent-style-name="Standard">
      <style:text-properties style:font-name="Arial" fo:font-weight="normal" officeooo:rsid="001fad40" officeooo:paragraph-rsid="001fad40" style:font-weight-asian="normal" style:font-name-complex="Arial" style:font-weight-complex="normal"/>
    </style:style>
    <style:style style:name="P22" style:family="paragraph" style:parent-style-name="Header" style:master-page-name="Standard">
      <style:paragraph-properties fo:text-align="center" style:justify-single-word="false" style:page-number="1"/>
      <style:text-properties fo:color="#ff0000" style:font-name="Arial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a8f50" style:font-weight-asian="bold"/>
    </style:style>
    <style:style style:name="T4" style:family="text">
      <style:text-properties fo:font-weight="bold" officeooo:rsid="0019de82" style:font-weight-asian="bold"/>
    </style:style>
    <style:style style:name="T5" style:family="text">
      <style:text-properties fo:color="#ff3333"/>
    </style:style>
    <style:style style:name="T6" style:family="text">
      <style:text-properties fo:color="#ff3333" style:font-name="Arial" fo:font-weight="bold" style:font-weight-asian="bold" style:font-name-complex="Arial"/>
    </style:style>
    <style:style style:name="T7" style:family="text">
      <style:text-properties fo:color="#ff3333" style:font-name="Arial" fo:font-weight="bold" officeooo:rsid="0019de82" style:font-weight-asian="bold" style:font-name-complex="Arial"/>
    </style:style>
    <style:style style:name="T8" style:family="text">
      <style:text-properties fo:color="#ff3333" officeooo:rsid="0019de82"/>
    </style:style>
    <style:style style:name="T9" style:family="text">
      <style:text-properties officeooo:rsid="0019de82"/>
    </style:style>
    <style:style style:name="T10" style:family="text">
      <style:text-properties officeooo:rsid="001fad40"/>
    </style:style>
    <style:style style:name="T11" style:family="text">
      <style:text-properties fo:font-style="italic" officeooo:rsid="001fad40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&lt;definir uma CAPA com o nome da instituição, disciplina, curso, nome dos integrantes do grupo e respectivos nomes de usuário no github, número da tarefa e nome da tarefa, data, título do sistema&gt;</text:p>
      <text:p text:style-name="P10"/>
      <text:p text:style-name="P10"/>
      <text:p text:style-name="P10">Gerenciamento e Desenvolvimento de Software</text:p>
      <text:p text:style-name="P2"/>
      <text:p text:style-name="P2">Etapa 1: Especificação e planejamento</text:p>
      <text:p text:style-name="P2"/>
      <text:p text:style-name="Standard"/>
      <text:p text:style-name="Standard"><text:span text:style-name="T1">Aluno(a): </text:span><text:span text:style-name="T6">&lt;</text:span><text:span text:style-name="T7">Allan Denis</text:span><text:span text:style-name="T6"> (</text:span><text:span text:style-name="T7">allancomll@gmail.com</text:span><text:span text:style-name="T6">)&gt;</text:span></text:p>
      <text:p text:style-name="P4">Aluno(a): <text:span text:style-name="T5">&lt;</text:span><text:span text:style-name="T8">Lucas Araújo</text:span><text:span text:style-name="T5"> (</text:span><text:span text:style-name="T8">luksde.araujo@gmail.com</text:span><text:span text:style-name="T5">)&gt;</text:span><text:tab/><text:tab/><text:tab/><text:tab/><text:tab/></text:p>
      <text:p text:style-name="P1"><text:tab/><text:tab/><text:tab/><text:tab/><text:tab/></text:p>
      <text:p text:style-name="P1"/>
      <text:p text:style-name="P1"/>
      <text:p text:style-name="P1"/>
      <text:p text:style-name="P11">Otimizador de Grade de Disciplinas</text:p>
      <text:p text:style-name="P1"/>
      <text:p text:style-name="P1">APRESENTAÇÃO</text:p>
      <text:p text:style-name="P12">O projeto engloba o desenvolvimento de um sistema web capaz de otimizar a escolha de disciplinas para os alunos do curso de Sistemas de Informação num dado período. Um sistema de apoio ao reajuste de matrícula. </text:p>
      <text:p text:style-name="P1"/>
      <text:p text:style-name="P1">1. INTRODUÇÃO</text:p>
      <text:p text:style-name="P1"/>
      <text:p text:style-name="P3">1.1. ESCOPO E PROPÓSITO</text:p>
      <text:p text:style-name="P6"><text:span text:style-name="T3">Pretende-se </text:span><text:span text:style-name="T4">otimizar a escolha de disciplinas para alunos desperiodizados, minimizando folgas no horário.</text:span></text:p>
      <text:p text:style-name="P16">Pretende-se, também, otimizar o desempenho da análise combinatória por meio de algoritmos <text:span text:style-name="T10">(algoritmo genético, </text:span><text:span text:style-name="T11">branch and cut</text:span><text:span text:style-name="T10">, programação linear, etc)</text:span>.</text:p>
      <text:p text:style-name="P16">Ao receber as disciplinas, dependências e histórico do aluno, o sistema informará um ranking com as melhores grades disponíveis. Inicialmente, o sistema englobará as disciplinas do curso de Sistemas <text:s/>de Informação do IFAL; porém, será flexível, de forma a englobar outros cursos e instituições futuramente.</text:p>
      <text:p text:style-name="P3"/>
      <text:p text:style-name="P3">1.2. OBJETIVOS</text:p>
      <text:list xml:id="list8068412348788987475" text:style-name="WW8Num1">
        <text:list-item>
          <text:p text:style-name="P14">O sistema deve <text:span text:style-name="T9">receber uma lista de disciplinas e suas dependências; essa tarefa </text:span></text:p>
        </text:list-item>
        <text:list-item>
          <text:p text:style-name="P15">Deve receber, também, uma lista de disciplinas que o aluno já concluiu;</text:p>
        </text:list-item>
        <text:list-item>
          <text:p text:style-name="P13">A saída do sistema será uma lista de grades, ordenadas por número de aulas na semana, folgas no mesmo dia ou outros critérios posteriormente definidos.</text:p>
        </text:list-item>
      </text:list>
      <text:p text:style-name="P3"/>
      <text:p text:style-name="P3">1.2. JUSTITIFICATIVA</text:p>
      <text:p text:style-name="P17">O reajuste de matrícula nos cursos superiores do IFAL (e, em particular, o curso de Sistemas de Informação) representa alta demanda para alunos e coordenação. Ambos o fazem presencial e manualmente.</text:p>
      <text:p text:style-name="P17">Os alunos devem escolher as disciplinas que desejam cursar no período seguinte. Porém, caso o aluno não possa se matricular em todas as disciplinas de um mesmo período, a escolha das disciplinas não é óbvia. A complexidade cresce fatorialmente com o número de disciplinas. Os alunos, então, fazem suas escolhas por tentativa e erro: verificam manualmente as disciplinas com requisitos atendidos e escolhem algumas; se há choque de horário, escolhem outra, até que o horário esteja de acordo com suas necessidades.</text:p>
      <text:p text:style-name="P17"><text:soft-page-break/>À coordenação cabe a tarefa de verificar, mais uma vez, a viabilidade das escolhas feitas por cada aluno. Caso haja choque de horário ou dependências não cumpridas, o coordenador entra em contato com o aluno para, mais uma vez, repetir o processo, até que não haja mais conflito.</text:p>
      <text:p text:style-name="P17">Pretende-se desonerar esse processo, calculando uma lista de grades otimizadas, reduzindo o esforço manual e intelectual dos alunos e da coordenação.</text:p>
      <text:p text:style-name="P17">O sistema poderá ser usado para outros cursos e disciplinas, uma vez que seja desenvolvido de forma flexível.</text:p>
      <text:p text:style-name="P3"/>
      <text:p text:style-name="P1">2. REVISÃO DA LITERATURA</text:p>
      <text:p text:style-name="P1"/>
      <text:p text:style-name="P1"/>
      <text:p text:style-name="P1">2.1. PROCESSO DE SOFTWARE</text:p>
      <text:p text:style-name="P7">A priori, será usado o SCRUM e XP como processos de software, e Git[Hub] para controle de versão.</text:p>
      <text:p text:style-name="P1"/>
      <text:p text:style-name="P1">2.2. SISTEMAS SEMELHANTES</text:p>
      <text:p text:style-name="P5">Não foram identificados sistemas semelhantes até o momento.</text:p>
      <text:p text:style-name="P5"/>
      <text:p text:style-name="P1">3. IDENTIFICAÇÃO DOS RISCOS</text:p>
      <text:p text:style-name="P8">&lt;Utilizar um conjunto de questões que se enquadre em um dos tipos de riscos básicos: riscos de projeto (recursos, complexidade, tamanho), riscos técnicos (interface, técnicas ultrapassadas, riscos de negócio (riscos de marketing)&gt;</text:p>
      <text:p text:style-name="P9"><text:span text:style-name="T2">, é um dos </text:span><text:a xlink:type="simple" xlink:href="http://cgi.di.uoa.gr/~sgk/teaching/grad/handouts/karp.pdf"><text:span text:style-name="T2">21 problemas NP-completos de Karp</text:span></text:a><text:span text:style-name="T2">.</text:span></text:p>
      <text:p text:style-name="P3"/>
      <text:p text:style-name="P1"/>
      <text:p text:style-name="P1">4. QUESTÕES DE PROJETO</text:p>
      <text:p text:style-name="P1"/>
      <text:p text:style-name="P1">4.1. RECURSOS</text:p>
      <text:p text:style-name="P8">&lt;estimar que tipos de recursos vão ser necessários para desenvolver o projeto: recursos humanos, recursos de hardware, recursos de software&gt;</text:p>
      <text:p text:style-name="P1"/>
      <text:p text:style-name="P1"/>
      <text:p text:style-name="P1">4.2. PRAZO - CRONOGRAMA</text:p>
      <text:p text:style-name="P8">&lt;defina um cronograma com atividades macro ou com entregáveis com data e suas respesctivas datas&gt;</text:p>
      <text:p text:style-name="P1"/>
      <text:p text:style-name="P1"/>
      <text:p text:style-name="P1">REFERÊNCIAS BIBLIOGRÁFICAS</text:p>
      <text:p text:style-name="P20"/>
      <text:p text:style-name="P21">Verificar:</text:p>
      <text:p text:style-name="P21"><text:a xlink:type="simple" xlink:href="http://cgi.di.uoa.gr/~sgk/teaching/grad/handouts/karp.pdf">http://cgi.di.uoa.gr/~sgk/teaching/grad/handouts/karp.pdf</text:a></text:p>
      <text:p text:style-name="P21"><text:a xlink:type="simple" xlink:href="http://facta.junis.ni.ac.rs/mai/mai24/fumi-24_39_51.pdf">http://facta.junis.ni.ac.rs/mai/mai24/fumi-24_39_51.pdf</text:a></text:p>
      <text:p text:style-name="P2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pt" fo:country="BR" style:letter-kerning="true" style:font-name-asian="Droid Sans Fallback1" style:font-size-asian="12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0z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lyn Cavalcante</meta:initial-creator>
    <meta:creation-date>2015-09-10T00:44:39.628132800</meta:creation-date>
    <meta:editing-duration>P2171DT10H36M27S</meta:editing-duration>
    <meta:generator>LibreOffice/4.1.0.4$Linux_X86_64 LibreOffice_project/410m0$Build-4</meta:generator>
    <dc:date>2015-09-23T21:22:25.844285163</dc:date>
    <dc:creator>Allan Denis</dc:creator>
    <meta:editing-cycles>5</meta:editing-cycles>
    <meta:document-statistic meta:table-count="0" meta:image-count="0" meta:object-count="0" meta:page-count="2" meta:paragraph-count="41" meta:word-count="565" meta:character-count="3803" meta:non-whitespace-character-count="3268"/>
  </office:meta>
</office:document-meta>
</file>